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SIRENE and RNSR.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using Graphology,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the edge strength corresponding to the interaction intensity derived from the Elasticsearch aggregation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line-break/>This step helps in revealing the underlying structure and communities within the scientific network, providing valuable insights into the interactions and collaborations within the bibliometric data.</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text:span><text:line-break/><text:span text:style-name="T3">(b) Using VOSviewer spatialization (attraction=2, repulsion=1)</text:span><text:line-break/><text:span text:style-name="T3">(c) Using VOSviewer spatialization (attraction=3, repulsion=1)</text:span><text:line-break/><text:span text:style-name="T3">(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5T07:49:39Z</meta:creation-date>
    <dc:date>2025-01-15T07:49:39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